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Заголовок1" style:master-page-name="MP0" style:family="paragraph">
      <style:paragraph-properties fo:break-before="page" fo:text-align="end"/>
    </style:style>
    <style:style style:name="P2" style:parent-style-name="Textbody" style:family="paragraph">
      <style:paragraph-properties fo:text-align="end"/>
    </style:style>
    <style:style style:name="T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4" style:parent-style-name="PreformattedText" style:family="paragraph">
      <style:text-properties style:font-name="JetBrains Mono" fo:color="#A9B7C6" fo:language="en" fo:country="US"/>
    </style:style>
    <style:style style:name="P5" style:parent-style-name="PreformattedText" style:family="paragraph">
      <style:text-properties style:font-name="JetBrains Mono" fo:color="#A9B7C6" fo:language="en" fo:country="US"/>
    </style:style>
    <style:style style:name="P6" style:parent-style-name="PreformattedText" style:family="paragraph">
      <style:text-properties style:font-name="JetBrains Mono" fo:color="#A9B7C6" fo:language="en" fo:country="US"/>
    </style:style>
    <style:style style:name="P7" style:parent-style-name="PreformattedText" style:family="paragraph">
      <style:text-properties style:font-name="JetBrains Mono" fo:color="#A9B7C6" fo:language="en" fo:country="US"/>
    </style:style>
    <style:style style:name="P8" style:parent-style-name="PreformattedText" style:family="paragraph">
      <style:text-properties style:font-name="JetBrains Mono" fo:color="#A9B7C6"/>
    </style:style>
    <style:style style:name="P9" style:parent-style-name="PreformattedText" style:family="paragraph">
      <style:text-properties style:font-name="JetBrains Mono" fo:color="#A9B7C6"/>
    </style:style>
    <style:style style:name="P10" style:parent-style-name="Standard" style:family="paragraph">
      <style:text-properties style:font-weight-complex="bold"/>
    </style:style>
    <style:style style:name="P11" style:parent-style-name="Standard" style:family="paragraph">
      <style:text-properties style:font-weight-complex="bold"/>
    </style:style>
    <style:style style:name="P12" style:parent-style-name="Standard" style:family="paragraph">
      <style:text-properties style:font-weight-complex="bold"/>
    </style:style>
    <style:style style:name="P13" style:parent-style-name="Standard" style:family="paragraph">
      <style:text-properties style:font-weight-complex="bold"/>
    </style:style>
    <style:style style:name="P14" style:parent-style-name="Standard" style:family="paragraph">
      <style:text-properties style:font-weight-complex="bold"/>
    </style:style>
    <style:style style:name="P15" style:parent-style-name="Standard" style:family="paragraph">
      <style:text-properties style:font-weight-complex="bold"/>
    </style:style>
    <style:style style:name="P16" style:parent-style-name="Standard" style:family="paragraph">
      <style:text-properties style:font-weight-complex="bold" fo:language="en" fo:country="US"/>
    </style:style>
    <style:style style:name="T17" style:parent-style-name="Основнойшрифтабзаца" style:family="text">
      <style:text-properties style:font-weight-complex="bold"/>
    </style:style>
    <style:style style:name="T18" style:parent-style-name="Основнойшрифтабзаца" style:family="text">
      <style:text-properties style:font-weight-complex="bold" fo:language="en" fo:country="US"/>
    </style:style>
    <style:style style:name="T19" style:parent-style-name="Основнойшрифтабзаца" style:family="text">
      <style:text-properties style:font-weight-complex="bold"/>
    </style:style>
    <style:style style:name="T20" style:parent-style-name="Основнойшрифтабзаца" style:family="text">
      <style:text-properties style:font-weight-complex="bold" fo:language="en" fo:country="US"/>
    </style:style>
    <style:style style:name="T21" style:parent-style-name="Основнойшрифтабзаца" style:family="text">
      <style:text-properties style:font-weight-complex="bold"/>
    </style:style>
    <style:style style:name="T22" style:parent-style-name="Основнойшрифтабзаца" style:family="text">
      <style:text-properties style:font-weight-complex="bold" fo:language="en" fo:country="US"/>
    </style:style>
    <style:style style:name="P23" style:parent-style-name="Standard" style:family="paragraph">
      <style:text-properties style:font-weight-complex="bold" fo:language="en" fo:country="US"/>
    </style:style>
    <style:style style:name="P24" style:parent-style-name="Standard" style:family="paragraph">
      <style:text-properties style:font-weight-complex="bold" fo:language="en" fo:country="US"/>
    </style:style>
    <style:style style:name="P25" style:parent-style-name="Standard" style:family="paragraph">
      <style:text-properties style:font-weight-complex="bold"/>
    </style:style>
    <style:style style:name="P26" style:parent-style-name="Standard" style:family="paragraph">
      <style:text-properties style:font-weight-complex="bold" fo:language="en" fo:country="US"/>
    </style:style>
    <style:style style:name="T27" style:parent-style-name="Основнойшрифтабзаца" style:family="text">
      <style:text-properties fo:font-weight="bold" style:font-weight-asian="bold" style:font-weight-complex="bold"/>
    </style:style>
    <style:style style:name="T28" style:parent-style-name="Основнойшрифтабзаца" style:family="text">
      <style:text-properties fo:font-weight="bold" style:font-weight-asian="bold" style:font-weight-complex="bold"/>
    </style:style>
    <style:style style:name="P29" style:parent-style-name="Standard" style:family="paragraph"/>
    <style:style style:name="T30" style:parent-style-name="Основнойшрифтабзаца" style:family="text">
      <style:text-properties fo:font-weight="bold" style:font-weight-asian="bold" style:font-weight-complex="bold"/>
    </style:style>
    <style:style style:name="T31" style:parent-style-name="Основнойшрифтабзаца" style:family="text">
      <style:text-properties fo:font-weight="bold" style:font-weight-asian="bold" style:font-weight-complex="bold"/>
    </style:style>
    <style:style style:name="T32" style:parent-style-name="Основнойшрифтабзаца" style:family="text">
      <style:text-properties fo:font-weight="bold" style:font-weight-asian="bold" style:font-weight-complex="bold"/>
    </style:style>
    <style:style style:name="T33" style:parent-style-name="Основнойшрифтабзаца" style:family="text">
      <style:text-properties fo:font-weight="bold" style:font-weight-asian="bold" style:font-weight-complex="bold"/>
    </style:style>
    <style:style style:name="T34" style:parent-style-name="Основнойшрифтабзаца" style:family="text">
      <style:text-properties fo:font-weight="bold" style:font-weight-asian="bold" style:font-weight-complex="bold"/>
    </style:style>
    <style:style style:name="P35" style:parent-style-name="Standard" style:family="paragraph"/>
    <style:style style:name="T36" style:parent-style-name="Основнойшрифтабзаца" style:family="text">
      <style:text-properties fo:font-weight="bold" style:font-weight-asian="bold" style:font-weight-complex="bold"/>
    </style:style>
    <style:style style:name="T37" style:parent-style-name="Основнойшрифтабзаца" style:family="text">
      <style:text-properties fo:font-weight="bold" style:font-weight-asian="bold" style:font-weight-complex="bold"/>
    </style:style>
    <style:style style:name="T38" style:parent-style-name="Основнойшрифтабзаца" style:family="text">
      <style:text-properties fo:font-weight="bold" style:font-weight-asian="bold" style:font-weight-complex="bold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T40" style:parent-style-name="Основнойшрифтабзаца" style:family="text">
      <style:text-properties fo:font-weight="bold" style:font-weight-asian="bold" style:font-weight-complex="bold"/>
    </style:style>
    <style:style style:name="T4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T4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4" style:parent-style-name="Основнойшрифтабзаца" style:family="text">
      <style:text-properties fo:font-weight="bold" style:font-weight-asian="bold" style:font-weight-complex="bold"/>
    </style:style>
    <style:style style:name="T45" style:parent-style-name="Основнойшрифтабзаца" style:family="text">
      <style:text-properties fo:font-weight="bold" style:font-weight-asian="bold" style:font-weight-complex="bold"/>
    </style:style>
    <style:style style:name="T46" style:parent-style-name="Основнойшрифтабзаца" style:family="text">
      <style:text-properties fo:font-weight="bold" style:font-weight-asian="bold" style:font-weight-complex="bold"/>
    </style:style>
    <style:style style:name="T47" style:parent-style-name="Основнойшрифтабзаца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Тестовое задание</text:h>
      <text:p text:style-name="P2"/>
      <text:h text:style-name="Заголовок2" text:outline-level="2">1. Слияние логов</text:h>
      <text:p text:style-name="Textbody">Имеется два файла с логами в формате<text:s/><text:span text:style-name="T3">JSONL</text:span>, пример лога:</text:p>
      <text:p text:style-name="P4">…</text:p>
      <text:p text:style-name="P5">{"timestamp": "2021-02-26 08:59:20", "log_level": "INFO", "message": "Hello"}</text:p>
      <text:p text:style-name="P6">{"timestamp": "2021-02-26 09:01:14", "log_level": "INFO", "message": "Crazy"}</text:p>
      <text:p text:style-name="P7">{"timestamp": "2021-02-26 09:03:36", "log_level": "INFO", "message": "World!"}</text:p>
      <text:p text:style-name="P8">…</text:p>
      <text:p text:style-name="P9"/>
      <text:p text:style-name="P10">Сообщения в заданных файлах упорядочены по полю timestamp в порядке возрастания.</text:p>
      <text:p text:style-name="P11"/>
      <text:p text:style-name="P12">Требуется написать скрипт, который объединит эти два файла в один.</text:p>
      <text:p text:style-name="P13">При этом сообщения в получившемся файле тоже должны быть упорядочены в порядке возрастания по полю timestamp.</text:p>
      <text:p text:style-name="P14"/>
      <text:p text:style-name="P15">К заданию прилагается вспомогательный скрипт на python3, который создает два файла "log_a.jsonl" и "log_b.jsonl".</text:p>
      <text:p text:style-name="P16"/>
      <text:p text:style-name="Standard"><text:span text:style-name="T17">Командлайн</text:span><text:span text:style-name="T18"><text:s/></text:span><text:span text:style-name="T19">для</text:span><text:span text:style-name="T20"><text:s/></text:span><text:span text:style-name="T21">запуска</text:span><text:span text:style-name="T22">:<text:s/></text:span></text:p>
      <text:p text:style-name="P23">log_generator.py &lt;path/to/dir&gt;</text:p>
      <text:p text:style-name="P24"/>
      <text:p text:style-name="P25">Ваше приложение должно поддерживать следующий командлайн:</text:p>
      <text:p text:style-name="P26">&lt;your_script&gt;.py &lt;path/to/log1&gt; &lt;path/to/log2&gt; -o &lt;path/to/merged/log&gt;</text:p>
      <text:h text:style-name="Заголовок2" text:outline-level="2">2. Миграция базы данных</text:h>
      <text:p text:style-name="Standard">Есть база данных и два типа сервисов<text:s/><text:span text:style-name="T27">А</text:span><text:s/>и<text:s/><text:span text:style-name="T28">Б:</text:span></text:p>
      <text:list text:style-name="LFO1" text:continue-numbering="true">
        <text:list-item>
          <text:p text:style-name="P29">Сервисы типа<text:s/><text:span text:style-name="T30">А</text:span><text:s/>добавляют в базу записи в формате:<text:s/><text:span text:style-name="T31">id</text:span>,<text:s/><text:span text:style-name="T32">name</text:span>,<text:s/><text:span text:style-name="T33">status</text:span>,<text:s/><text:span text:style-name="T34">timestamp</text:span>.</text:p>
        </text:list-item>
        <text:list-item>
          <text:p text:style-name="P35">Сервисы типа<text:s/><text:span text:style-name="T36">Б</text:span><text:s/>читают эти данные для агрегации и прочих нужд.</text:p>
        </text:list-item>
      </text:list>
      <text:p text:style-name="Standard"/>
      <text:p text:style-name="Standard">В какой-то момент выясняется, что строковые имена в этих записях занимают слишком много памяти, и при этом часто повторяются. Поэтому целесообразно вынести их в отдельную табличку.</text:p>
      <text:p text:style-name="Standard"/>
      <text:p text:style-name="Standard">В результате данные должны будут добавляться в следующем формате:<text:s/><text:span text:style-name="T37">id</text:span>,<text:s/><text:span text:style-name="T38">name_id</text:span>,<text:s/><text:span text:style-name="T39">status</text:span>,<text:s/><text:span text:style-name="T40">timestamp</text:span>. Где<text:s/><text:span text:style-name="T41">name</text:span><text:span text:style-name="T42">_</text:span><text:span text:style-name="T43">id</text:span><text:span text:style-name="T44"><text:s/></text:span>внешний ключ к новой таблице с полями:<text:s/><text:span text:style-name="T45">id</text:span>,<text:s/><text:span text:style-name="T46">name</text:span>.</text:p>
      <text:p text:style-name="Standard"/>
      <text:p text:style-name="Standard">Задача заключается в том, что бы составить пошаговый план миграции базы и сервисов на новый формат данных, при этом не разломав работоспособность системы.</text:p>
      <text:p text:style-name="Standard"/>
      <text:p text:style-name="Standard"><text:span text:style-name="T47">ВАЖНО:</text:span><text:s/></text:p>
      <text:p text:style-name="Standard">1. Нельзя остановить и обновить<text:s/>все сервисы разом (т.е. нельзя остановить сразу все сервисы типа А, либо все сервисы типа Б, обновление сервисов происходит по одному за раз).</text:p>
      <text:p text:style-name="Standard">2. В базе данных атомарно можно делать только следующие запросы:</text:p>
      <text:p text:style-name="Standard"><text:s text:c="2"/>- добавить колонку</text:p>
      <text:p text:style-name="Standard"><text:s text:c="2"/>- удалить колонку</text:p>
      <text:p text:style-name="Standard"><text:s text:c="2"/>- переименовать колонку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NSimSun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urnosova Anastasia</dc:creator>
    <meta:creation-date>2021-03-01T10:27:00Z</meta:creation-date>
    <dc:date>2021-03-29T18:29:00Z</dc:date>
    <meta:template xlink:href="Normal.dotm" xlink:type="simple"/>
    <meta:editing-cycles>16</meta:editing-cycles>
    <meta:editing-duration>PT40200S</meta:editing-duration>
    <meta:document-statistic meta:page-count="1" meta:paragraph-count="3" meta:word-count="286" meta:character-count="1914" meta:row-count="13" meta:non-whitespace-character-count="1631"/>
  </office:meta>
</office:document-meta>
</file>